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officeooo:rsid="000626fe" officeooo:paragraph-rsid="000626fe"/>
    </style:style>
    <style:style style:name="P2" style:family="paragraph" style:parent-style-name="Standard">
      <style:text-properties fo:font-size="16pt" style:text-underline-style="none" officeooo:rsid="000626fe" officeooo:paragraph-rsid="000626fe" style:font-size-asian="16pt" style:font-size-complex="16pt"/>
    </style:style>
    <style:style style:name="P3" style:family="paragraph" style:parent-style-name="Standard">
      <style:text-properties fo:font-size="16pt" fo:font-style="normal" style:text-underline-style="none" officeooo:rsid="00080392" officeooo:paragraph-rsid="000626fe" style:font-size-asian="16pt" style:font-style-asian="normal" style:font-size-complex="16pt" style:font-style-complex="normal"/>
    </style:style>
    <style:style style:name="P4" style:family="paragraph" style:parent-style-name="Standard">
      <style:text-properties fo:font-size="16pt" fo:font-style="normal" style:text-underline-style="none" officeooo:rsid="00080392" officeooo:paragraph-rsid="00080392" style:font-size-asian="16pt" style:font-style-asian="normal" style:font-size-complex="16pt" style:font-style-complex="normal"/>
    </style:style>
    <style:style style:name="P5" style:family="paragraph" style:parent-style-name="Standard">
      <style:text-properties fo:font-size="16pt" fo:font-style="normal" style:text-underline-style="none" fo:font-weight="normal" officeooo:rsid="000ad75a" officeooo:paragraph-rsid="000f91fd" style:font-size-asian="16pt" style:font-style-asian="normal" style:font-weight-asian="normal" style:font-size-complex="16pt" style:font-style-complex="normal" style:font-weight-complex="normal"/>
    </style:style>
    <style:style style:name="P6" style:family="paragraph" style:parent-style-name="Standard">
      <style:text-properties fo:font-size="16pt" fo:font-style="normal" style:text-underline-style="none" fo:font-weight="normal" officeooo:rsid="000ad75a" officeooo:paragraph-rsid="0012cbc1" style:font-size-asian="16pt" style:font-style-asian="normal" style:font-weight-asian="normal" style:font-size-complex="16pt" style:font-style-complex="normal" style:font-weight-complex="normal"/>
    </style:style>
    <style:style style:name="P7" style:family="paragraph" style:parent-style-name="Standard">
      <style:text-properties fo:font-size="16pt" fo:font-style="normal" style:text-underline-style="none" fo:font-weight="normal" officeooo:rsid="000ad75a" officeooo:paragraph-rsid="0025ba42" style:font-size-asian="16pt" style:font-style-asian="normal" style:font-weight-asian="normal" style:font-size-complex="16pt" style:font-style-complex="normal" style:font-weight-complex="normal"/>
    </style:style>
    <style:style style:name="P8" style:family="paragraph" style:parent-style-name="Standard">
      <style:text-properties fo:font-size="16pt" fo:font-style="normal" style:text-underline-style="none" fo:font-weight="normal" officeooo:rsid="000f91fd" officeooo:paragraph-rsid="0012cbc1" style:font-size-asian="16pt" style:font-style-asian="normal" style:font-weight-asian="normal" style:font-size-complex="16pt" style:font-style-complex="normal" style:font-weight-complex="normal"/>
    </style:style>
    <style:style style:name="P9" style:family="paragraph" style:parent-style-name="Standard">
      <style:text-properties fo:font-size="16pt" fo:font-style="normal" style:text-underline-style="none" fo:font-weight="normal" officeooo:rsid="00167839" officeooo:paragraph-rsid="00167839" style:font-size-asian="14pt" style:font-style-asian="normal" style:font-weight-asian="normal" style:font-size-complex="16pt" style:font-style-complex="normal" style:font-weight-complex="normal"/>
    </style:style>
    <style:style style:name="P10" style:family="paragraph" style:parent-style-name="Standard">
      <style:text-properties fo:font-size="16pt" fo:font-style="normal" style:text-underline-style="none" fo:font-weight="normal" officeooo:rsid="0017dfe2" officeooo:paragraph-rsid="0017dfe2" style:font-size-asian="14pt" style:font-style-asian="normal" style:font-weight-asian="normal" style:font-size-complex="16pt" style:font-style-complex="normal" style:font-weight-complex="normal"/>
    </style:style>
    <style:style style:name="P11" style:family="paragraph" style:parent-style-name="Standard">
      <style:text-properties fo:font-size="16pt" fo:font-style="normal" style:text-underline-style="none" fo:font-weight="normal" officeooo:rsid="000ad75a" officeooo:paragraph-rsid="00266a85" style:font-size-asian="14pt" style:font-style-asian="normal" style:font-weight-asian="normal" style:font-size-complex="16pt" style:font-style-complex="normal" style:font-weight-complex="normal"/>
    </style:style>
    <style:style style:name="P12" style:family="paragraph" style:parent-style-name="Standard">
      <style:text-properties fo:font-size="16pt" fo:font-style="normal" style:text-underline-style="none" fo:font-weight="normal" officeooo:rsid="000ad75a" officeooo:paragraph-rsid="002a42c5" style:font-size-asian="14pt" style:font-style-asian="normal" style:font-weight-asian="normal" style:font-size-complex="16pt" style:font-style-complex="normal" style:font-weight-complex="normal"/>
    </style:style>
    <style:style style:name="P13" style:family="paragraph" style:parent-style-name="Standard">
      <style:text-properties fo:font-size="16pt" fo:font-style="normal" style:text-underline-style="none" fo:font-weight="normal" officeooo:rsid="00266a85" officeooo:paragraph-rsid="00266a85" style:font-size-asian="14pt" style:font-style-asian="normal" style:font-weight-asian="normal" style:font-size-complex="16pt" style:font-style-complex="normal" style:font-weight-complex="normal"/>
    </style:style>
    <style:style style:name="P14" style:family="paragraph" style:parent-style-name="Standard">
      <style:text-properties fo:font-size="16pt" fo:font-style="normal" style:text-underline-style="none" fo:font-weight="normal" officeooo:rsid="002868ea" officeooo:paragraph-rsid="002868ea" style:font-size-asian="14pt" style:font-style-asian="normal" style:font-weight-asian="normal" style:font-size-complex="16pt" style:font-style-complex="normal" style:font-weight-complex="normal"/>
    </style:style>
    <style:style style:name="P15" style:family="paragraph" style:parent-style-name="Standard">
      <style:text-properties fo:font-size="16pt" fo:font-style="normal" style:text-underline-style="none" fo:font-weight="normal" officeooo:rsid="002a42c5" officeooo:paragraph-rsid="002a42c5" style:font-size-asian="14pt" style:font-style-asian="normal" style:font-weight-asian="normal" style:font-size-complex="16pt" style:font-style-complex="normal" style:font-weight-complex="normal"/>
    </style:style>
    <style:style style:name="P16" style:family="paragraph" style:parent-style-name="Standard">
      <style:text-properties fo:font-size="16pt" fo:font-style="normal" style:text-underline-style="none" fo:font-weight="bold" officeooo:rsid="00167839" officeooo:paragraph-rsid="00167839" style:font-size-asian="14pt" style:font-style-asian="normal" style:font-weight-asian="bold" style:font-size-complex="16pt" style:font-style-complex="normal" style:font-weight-complex="bold"/>
    </style:style>
    <style:style style:name="P17" style:family="paragraph" style:parent-style-name="Standard">
      <style:text-properties fo:font-size="16pt" fo:font-style="normal" style:text-underline-style="none" fo:font-weight="bold" officeooo:rsid="002a42c5" officeooo:paragraph-rsid="002a42c5" style:font-size-asian="14pt" style:font-style-asian="normal" style:font-weight-asian="bold" style:font-size-complex="16pt" style:font-style-complex="normal" style:font-weight-complex="bold"/>
    </style:style>
    <style:style style:name="P18" style:family="paragraph" style:parent-style-name="Standard">
      <style:text-properties fo:font-size="16pt" fo:font-style="normal" style:text-underline-style="none" fo:font-weight="bold" officeooo:rsid="001ba698" officeooo:paragraph-rsid="001ba698" style:font-size-asian="16pt" style:font-style-asian="normal" style:font-weight-asian="bold" style:font-size-complex="16pt" style:font-style-complex="normal" style:font-weight-complex="bold"/>
    </style:style>
    <style:style style:name="P19" style:family="paragraph" style:parent-style-name="Standard">
      <style:text-properties fo:font-size="16pt" fo:font-style="normal" style:text-underline-style="none" fo:font-weight="bold" officeooo:rsid="001ba698" officeooo:paragraph-rsid="00197959" style:font-size-asian="16pt" style:font-style-asian="normal" style:font-weight-asian="bold" style:font-size-complex="16pt" style:font-style-complex="normal" style:font-weight-complex="bold"/>
    </style:style>
    <style:style style:name="P20" style:family="paragraph" style:parent-style-name="Standard">
      <style:text-properties fo:font-size="18pt" style:text-underline-style="solid" style:text-underline-width="auto" style:text-underline-color="font-color" officeooo:rsid="000626fe" officeooo:paragraph-rsid="000626fe" style:font-size-asian="18pt" style:font-size-complex="18pt"/>
    </style:style>
    <style:style style:name="P21" style:family="paragraph" style:parent-style-name="Standard">
      <style:text-properties fo:font-size="18pt" style:text-underline-style="none" officeooo:rsid="000626fe" officeooo:paragraph-rsid="000626fe" style:font-size-asian="18pt" style:font-size-complex="18pt"/>
    </style:style>
    <style:style style:name="P22" style:family="paragraph" style:parent-style-name="Standard">
      <style:text-properties fo:font-size="18pt" style:text-underline-style="none" officeooo:rsid="000ad75a" officeooo:paragraph-rsid="000ad75a" style:font-size-asian="18pt" style:font-size-complex="18pt"/>
    </style:style>
    <style:style style:name="P23" style:family="paragraph" style:parent-style-name="Standard">
      <style:text-properties fo:font-size="18pt" fo:font-style="normal" style:text-underline-style="none" officeooo:rsid="00080392" officeooo:paragraph-rsid="00080392" style:font-size-asian="18pt" style:font-style-asian="normal" style:font-size-complex="18pt" style:font-style-complex="normal"/>
    </style:style>
    <style:style style:name="P24" style:family="paragraph" style:parent-style-name="Standard">
      <style:text-properties fo:font-size="18pt" fo:font-style="normal" style:text-underline-style="none" fo:font-weight="bold" officeooo:rsid="000cdfd2" officeooo:paragraph-rsid="000cdfd2" style:font-size-asian="18pt" style:font-style-asian="normal" style:font-weight-asian="bold" style:font-size-complex="18pt" style:font-style-complex="normal" style:font-weight-complex="bold"/>
    </style:style>
    <style:style style:name="P25" style:family="paragraph" style:parent-style-name="Standard">
      <style:text-properties fo:font-size="18pt" fo:font-style="normal" style:text-underline-style="none" fo:font-weight="bold" officeooo:rsid="001db904" officeooo:paragraph-rsid="001db904" style:font-size-asian="18pt" style:font-style-asian="normal" style:font-weight-asian="bold" style:font-size-complex="18pt" style:font-style-complex="normal" style:font-weight-complex="bold"/>
    </style:style>
    <style:style style:name="P26" style:family="paragraph" style:parent-style-name="Standard">
      <style:text-properties fo:font-size="18pt" fo:font-style="normal" style:text-underline-style="none" fo:font-weight="bold" officeooo:rsid="001ba698" officeooo:paragraph-rsid="001ba698" style:font-size-asian="18pt" style:font-style-asian="normal" style:font-weight-asian="bold" style:font-size-complex="18pt" style:font-style-complex="normal" style:font-weight-complex="bold"/>
    </style:style>
    <style:style style:name="P27" style:family="paragraph" style:parent-style-name="Standard">
      <style:text-properties fo:font-size="18pt" fo:font-style="normal" style:text-underline-style="none" fo:font-weight="normal" officeooo:rsid="000cdfd2" officeooo:paragraph-rsid="000cdfd2" style:font-size-asian="18pt" style:font-style-asian="normal" style:font-weight-asian="normal" style:font-size-complex="18pt" style:font-style-complex="normal" style:font-weight-complex="normal"/>
    </style:style>
    <style:style style:name="P28" style:family="paragraph" style:parent-style-name="Standard">
      <style:text-properties fo:font-size="20pt" fo:font-style="normal" style:text-underline-style="none" fo:font-weight="bold" officeooo:rsid="000ad75a" officeooo:paragraph-rsid="000e60e2" style:font-size-asian="20pt" style:font-style-asian="normal" style:font-weight-asian="bold" style:font-size-complex="20pt" style:font-style-complex="normal" style:font-weight-complex="bold"/>
    </style:style>
    <style:style style:name="P29" style:family="paragraph" style:parent-style-name="Standard">
      <style:text-properties fo:font-size="20pt" fo:font-style="normal" style:text-underline-style="none" fo:font-weight="bold" officeooo:rsid="000ad75a" officeooo:paragraph-rsid="0012cbc1" style:font-size-asian="20pt" style:font-style-asian="normal" style:font-weight-asian="bold" style:font-size-complex="20pt" style:font-style-complex="normal" style:font-weight-complex="bold"/>
    </style:style>
    <style:style style:name="P30" style:family="paragraph" style:parent-style-name="Standard">
      <style:text-properties fo:font-size="20pt" fo:font-style="normal" style:text-underline-style="none" fo:font-weight="bold" officeooo:rsid="000ad75a" officeooo:paragraph-rsid="00167839" style:font-size-asian="20pt" style:font-style-asian="normal" style:font-weight-asian="bold" style:font-size-complex="20pt" style:font-style-complex="normal" style:font-weight-complex="bold"/>
    </style:style>
    <style:style style:name="P31" style:family="paragraph" style:parent-style-name="Standard">
      <style:text-properties fo:font-size="20pt" style:text-underline-style="solid" style:text-underline-width="auto" style:text-underline-color="font-color" fo:font-weight="bold" officeooo:rsid="0008e44c" officeooo:paragraph-rsid="000626fe" style:font-size-asian="20pt" style:font-weight-asian="bold" style:font-size-complex="20pt" style:font-weight-complex="bold"/>
    </style:style>
    <style:style style:name="P32" style:family="paragraph" style:parent-style-name="Standard">
      <style:text-properties fo:font-size="20pt" fo:font-weight="bold" officeooo:rsid="000626fe" officeooo:paragraph-rsid="000626fe" style:font-size-asian="20pt" style:font-weight-asian="bold" style:font-size-complex="20pt" style:font-weight-complex="bold"/>
    </style:style>
    <style:style style:name="P33" style:family="paragraph" style:parent-style-name="Standard">
      <style:text-properties fo:font-size="15pt" fo:font-style="normal" style:text-underline-style="none" fo:font-weight="normal" officeooo:rsid="000ad75a" officeooo:paragraph-rsid="000e60e2" style:font-size-asian="13.1000003814697pt" style:font-style-asian="normal" style:font-weight-asian="normal" style:font-size-complex="15pt" style:font-style-complex="normal" style:font-weight-complex="normal"/>
    </style:style>
    <style:style style:name="P34" style:family="paragraph" style:parent-style-name="Standard">
      <style:text-properties fo:font-size="15pt" fo:font-style="normal" style:text-underline-style="none" fo:font-weight="normal" officeooo:rsid="000e60e2" officeooo:paragraph-rsid="000e60e2" style:font-size-asian="13.1000003814697pt" style:font-style-asian="normal" style:font-weight-asian="normal" style:font-size-complex="15pt" style:font-style-complex="normal" style:font-weight-complex="normal"/>
    </style:style>
    <style:style style:name="P35" style:family="paragraph" style:parent-style-name="Standard">
      <style:text-properties fo:font-size="15pt" fo:font-style="normal" style:text-underline-style="none" fo:font-weight="normal" officeooo:rsid="001ba698" officeooo:paragraph-rsid="001ba698" style:font-size-asian="15pt" style:font-style-asian="normal" style:font-weight-asian="normal" style:font-size-complex="15pt" style:font-style-complex="normal" style:font-weight-complex="normal"/>
    </style:style>
    <style:style style:name="P36" style:family="paragraph" style:parent-style-name="Standard">
      <style:text-properties fo:font-size="15pt" fo:font-style="normal" style:text-underline-style="none" fo:font-weight="normal" officeooo:rsid="001ba698" officeooo:paragraph-rsid="001f6366" style:font-size-asian="15pt" style:font-style-asian="normal" style:font-weight-asian="normal" style:font-size-complex="15pt" style:font-style-complex="normal" style:font-weight-complex="normal"/>
    </style:style>
    <style:style style:name="P37" style:family="paragraph" style:parent-style-name="Standard">
      <style:text-properties fo:font-size="15pt" fo:font-style="normal" style:text-underline-style="none" fo:font-weight="normal" officeooo:rsid="001c5f11" officeooo:paragraph-rsid="001c5f11" style:font-size-asian="15pt" style:font-style-asian="normal" style:font-weight-asian="normal" style:font-size-complex="15pt" style:font-style-complex="normal" style:font-weight-complex="normal"/>
    </style:style>
    <style:style style:name="P38" style:family="paragraph" style:parent-style-name="Standard">
      <style:text-properties fo:font-size="15pt" fo:font-style="normal" style:text-underline-style="none" fo:font-weight="normal" officeooo:rsid="001db904" officeooo:paragraph-rsid="001db904" style:font-size-asian="15pt" style:font-style-asian="normal" style:font-weight-asian="normal" style:font-size-complex="15pt" style:font-style-complex="normal" style:font-weight-complex="normal"/>
    </style:style>
    <style:style style:name="P39" style:family="paragraph" style:parent-style-name="Standard">
      <style:text-properties fo:font-size="15pt" fo:font-style="normal" style:text-underline-style="none" fo:font-weight="normal" officeooo:rsid="000ad75a" officeooo:paragraph-rsid="00197959" style:font-size-asian="15pt" style:font-style-asian="normal" style:font-weight-asian="normal" style:font-size-complex="15pt" style:font-style-complex="normal" style:font-weight-complex="normal"/>
    </style:style>
    <style:style style:name="P40" style:family="paragraph" style:parent-style-name="Standard">
      <style:text-properties fo:font-size="15pt" fo:font-style="normal" style:text-underline-style="none" fo:font-weight="normal" officeooo:rsid="001f6366" officeooo:paragraph-rsid="001f6366" style:font-size-asian="15pt" style:font-style-asian="normal" style:font-weight-asian="normal" style:font-size-complex="15pt" style:font-style-complex="normal" style:font-weight-complex="normal"/>
    </style:style>
    <style:style style:name="P41" style:family="paragraph" style:parent-style-name="Standard">
      <style:text-properties fo:font-size="15pt" fo:font-style="normal" style:text-underline-style="none" fo:font-weight="normal" officeooo:rsid="0020e858" officeooo:paragraph-rsid="0020e858" style:font-size-asian="15pt" style:font-style-asian="normal" style:font-weight-asian="normal" style:font-size-complex="15pt" style:font-style-complex="normal" style:font-weight-complex="normal"/>
    </style:style>
    <style:style style:name="P42" style:family="paragraph" style:parent-style-name="Standard">
      <style:text-properties fo:font-size="15pt" fo:font-style="normal" style:text-underline-style="none" fo:font-weight="normal" officeooo:rsid="0020e858" officeooo:paragraph-rsid="0023ddcc" style:font-size-asian="15pt" style:font-style-asian="normal" style:font-weight-asian="normal" style:font-size-complex="15pt" style:font-style-complex="normal" style:font-weight-complex="normal"/>
    </style:style>
    <style:style style:name="P43" style:family="paragraph" style:parent-style-name="Standard">
      <style:text-properties fo:font-size="15pt" fo:font-style="normal" style:text-underline-style="none" fo:font-weight="bold" officeooo:rsid="001ba698" officeooo:paragraph-rsid="001ba698" style:font-size-asian="15pt" style:font-style-asian="normal" style:font-weight-asian="bold" style:font-size-complex="15pt" style:font-style-complex="normal" style:font-weight-complex="bold"/>
    </style:style>
    <style:style style:name="P44" style:family="paragraph" style:parent-style-name="Standard">
      <style:text-properties fo:font-size="15pt" fo:font-style="normal" style:text-underline-style="none" fo:font-weight="bold" officeooo:rsid="001ba698" officeooo:paragraph-rsid="00197959" style:font-size-asian="15pt" style:font-style-asian="normal" style:font-weight-asian="bold" style:font-size-complex="15pt" style:font-style-complex="normal" style:font-weight-complex="bold"/>
    </style:style>
    <style:style style:name="P45" style:family="paragraph" style:parent-style-name="Standard">
      <style:text-properties fo:font-size="14pt" fo:font-style="normal" style:text-underline-style="none" fo:font-weight="normal" officeooo:rsid="000ad75a" officeooo:paragraph-rsid="00197959" style:font-size-asian="12.25pt" style:font-style-asian="normal" style:font-weight-asian="normal" style:font-size-complex="14pt" style:font-style-complex="normal" style:font-weight-complex="normal"/>
    </style:style>
    <style:style style:name="P46" style:family="paragraph" style:parent-style-name="Standard">
      <style:text-properties fo:font-size="14pt" fo:font-style="normal" style:text-underline-style="none" fo:font-weight="normal" officeooo:rsid="00214d37" officeooo:paragraph-rsid="0023ddcc" style:font-size-asian="12.25pt" style:font-style-asian="normal" style:font-weight-asian="normal" style:font-size-complex="14pt" style:font-style-complex="normal" style:font-weight-complex="normal"/>
    </style:style>
    <style:style style:name="P47" style:family="paragraph" style:parent-style-name="Standard">
      <style:text-properties fo:font-size="14pt" fo:font-style="normal" style:text-underline-style="none" fo:font-weight="bold" officeooo:rsid="001db904" officeooo:paragraph-rsid="001db904" style:font-size-asian="14pt" style:font-style-asian="normal" style:font-weight-asian="bold" style:font-size-complex="14pt" style:font-style-complex="normal" style:font-weight-complex="bold"/>
    </style:style>
    <style:style style:name="P48" style:family="paragraph" style:parent-style-name="Standard" style:list-style-name="L1">
      <style:text-properties officeooo:paragraph-rsid="000626fe"/>
    </style:style>
    <style:style style:name="P49" style:family="paragraph" style:parent-style-name="Standard" style:list-style-name="L2">
      <style:text-properties fo:font-size="20pt" style:text-underline-style="none" fo:font-weight="bold" officeooo:rsid="000ad75a" officeooo:paragraph-rsid="000ad75a" style:font-size-asian="20pt" style:font-weight-asian="bold" style:font-size-complex="20pt" style:font-weight-complex="bold"/>
    </style:style>
    <style:style style:name="P50" style:family="paragraph" style:parent-style-name="Standard" style:list-style-name="L2">
      <style:text-properties fo:font-size="20pt" fo:font-style="normal" style:text-underline-style="none" fo:font-weight="bold" officeooo:rsid="000ad75a" officeooo:paragraph-rsid="000e60e2" style:font-size-asian="20pt" style:font-style-asian="normal" style:font-weight-asian="bold" style:font-size-complex="20pt" style:font-style-complex="normal" style:font-weight-complex="bold"/>
    </style:style>
    <style:style style:name="P51" style:family="paragraph" style:parent-style-name="Standard" style:list-style-name="L2">
      <style:text-properties fo:font-size="20pt" fo:font-style="normal" style:text-underline-style="none" fo:font-weight="bold" officeooo:rsid="000ad75a" officeooo:paragraph-rsid="000f91fd" style:font-size-asian="20pt" style:font-style-asian="normal" style:font-weight-asian="bold" style:font-size-complex="20pt" style:font-style-complex="normal" style:font-weight-complex="bold"/>
    </style:style>
    <style:style style:name="P52" style:family="paragraph" style:parent-style-name="Standard" style:list-style-name="L2">
      <style:text-properties fo:font-size="20pt" fo:font-style="normal" style:text-underline-style="none" fo:font-weight="bold" officeooo:rsid="000ad75a" officeooo:paragraph-rsid="00167839" style:font-size-asian="20pt" style:font-style-asian="normal" style:font-weight-asian="bold" style:font-size-complex="20pt" style:font-style-complex="normal" style:font-weight-complex="bold"/>
    </style:style>
    <style:style style:name="P53" style:family="paragraph" style:parent-style-name="Standard" style:list-style-name="L2">
      <style:text-properties fo:font-size="20pt" fo:font-style="normal" style:text-underline-style="none" fo:font-weight="bold" officeooo:rsid="000ad75a" officeooo:paragraph-rsid="00197959" style:font-size-asian="20pt" style:font-style-asian="normal" style:font-weight-asian="bold" style:font-size-complex="20pt" style:font-style-complex="normal" style:font-weight-complex="bold"/>
    </style:style>
    <style:style style:name="P54" style:family="paragraph" style:parent-style-name="Standard" style:list-style-name="L2">
      <style:text-properties fo:font-size="20pt" fo:font-style="normal" style:text-underline-style="none" fo:font-weight="bold" officeooo:rsid="000ad75a" officeooo:paragraph-rsid="0025ba42" style:font-size-asian="20pt" style:font-style-asian="normal" style:font-weight-asian="bold" style:font-size-complex="20pt" style:font-style-complex="normal" style:font-weight-complex="bold"/>
    </style:style>
    <style:style style:name="P55" style:family="paragraph" style:parent-style-name="Standard" style:list-style-name="L2">
      <style:text-properties fo:font-size="20pt" fo:font-style="normal" style:text-underline-style="none" fo:font-weight="bold" officeooo:rsid="000ad75a" officeooo:paragraph-rsid="00266a85" style:font-size-asian="20pt" style:font-style-asian="normal" style:font-weight-asian="bold" style:font-size-complex="20pt" style:font-style-complex="normal" style:font-weight-complex="bold"/>
    </style:style>
    <style:style style:name="P56" style:family="paragraph" style:parent-style-name="Standard" style:list-style-name="L2">
      <style:text-properties fo:font-size="20pt" fo:font-style="normal" style:text-underline-style="none" fo:font-weight="bold" officeooo:rsid="000ad75a" officeooo:paragraph-rsid="002a42c5" style:font-size-asian="20pt" style:font-style-asian="normal" style:font-weight-asian="bold" style:font-size-complex="20pt" style:font-style-complex="normal" style:font-weight-complex="bold"/>
    </style:style>
    <style:style style:name="P57" style:family="paragraph" style:parent-style-name="Standard" style:list-style-name="L2">
      <style:text-properties fo:font-size="16pt" fo:font-style="normal" style:text-underline-style="none" fo:font-weight="normal" officeooo:rsid="00167839" officeooo:paragraph-rsid="00167839" style:font-size-asian="14pt" style:font-style-asian="normal" style:font-weight-asian="normal" style:font-size-complex="16pt" style:font-style-complex="normal" style:font-weight-complex="normal"/>
    </style:style>
    <style:style style:name="P58" style:family="paragraph" style:parent-style-name="Standard">
      <style:text-properties fo:font-size="16pt" fo:font-style="normal" style:text-underline-style="none" fo:font-weight="normal" officeooo:rsid="002a42c5" officeooo:paragraph-rsid="002a42c5" style:font-size-asian="14pt" style:font-style-asian="normal" style:font-weight-asian="normal" style:font-size-complex="16pt" style:font-style-complex="normal" style:font-weight-complex="normal"/>
    </style:style>
    <style:style style:name="P59" style:family="paragraph" style:parent-style-name="Standard">
      <style:text-properties fo:font-size="14pt" fo:font-style="normal" style:text-underline-style="none" fo:font-weight="bold" officeooo:rsid="002a42c5" officeooo:paragraph-rsid="002a42c5" style:font-size-asian="14pt" style:font-style-asian="normal" style:font-weight-asian="bold" style:font-size-complex="14pt" style:font-style-complex="normal" style:font-weight-complex="bold"/>
    </style:style>
    <style:style style:name="T1" style:family="text">
      <style:text-properties fo:font-size="18pt" style:font-size-asian="18pt" style:font-size-complex="18pt"/>
    </style:style>
    <style:style style:name="T2" style:family="text">
      <style:text-properties fo:font-size="18pt" officeooo:rsid="00080392" style:font-size-asian="18pt" style:font-size-complex="18pt"/>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18pt" fo:font-style="normal" style:font-size-asian="18pt" style:font-style-asian="normal" style:font-size-complex="18pt" style:font-style-complex="normal"/>
    </style:style>
    <style:style style:name="T6" style:family="text">
      <style:text-properties fo:font-size="18pt" fo:font-weight="bold" officeooo:rsid="00080392" style:font-size-asian="18pt" style:font-weight-asian="bold" style:font-size-complex="18pt" style:font-weight-complex="bold"/>
    </style:style>
    <style:style style:name="T7" style:family="text">
      <style:text-properties fo:font-size="18pt" fo:font-weight="normal" officeooo:rsid="00080392" style:font-size-asian="18pt" style:font-weight-asian="normal" style:font-size-complex="18pt" style:font-weight-complex="normal"/>
    </style:style>
    <style:style style:name="T8" style:family="text">
      <style:text-properties fo:font-size="18pt" officeooo:rsid="000f91fd" style:font-size-asian="15.75pt" style:font-size-complex="18pt"/>
    </style:style>
    <style:style style:name="T9" style:family="text">
      <style:text-properties officeooo:rsid="00080392"/>
    </style:style>
    <style:style style:name="T10" style:family="text">
      <style:text-properties fo:font-size="16pt" style:font-size-asian="16pt" style:font-size-complex="16pt"/>
    </style:style>
    <style:style style:name="T11" style:family="text">
      <style:text-properties fo:font-size="16pt" fo:font-style="normal" style:font-size-asian="16pt" style:font-style-asian="normal" style:font-size-complex="16pt" style:font-style-complex="normal"/>
    </style:style>
    <style:style style:name="T12" style:family="text">
      <style:text-properties fo:font-size="16pt" fo:font-style="normal" officeooo:rsid="00080392" style:font-size-asian="16pt" style:font-style-asian="normal" style:font-size-complex="16pt" style:font-style-complex="normal"/>
    </style:style>
    <style:style style:name="T13" style:family="text">
      <style:text-properties fo:font-size="16pt" fo:font-weight="normal" officeooo:rsid="00080392" style:font-size-asian="16pt" style:font-weight-asian="normal" style:font-size-complex="16pt" style:font-weight-complex="normal"/>
    </style:style>
    <style:style style:name="T14" style:family="text">
      <style:text-properties fo:font-weight="bold" style:font-weight-asian="bold" style:font-weight-complex="bold"/>
    </style:style>
    <style:style style:name="T15" style:family="text">
      <style:text-properties fo:font-weight="bold" officeooo:rsid="0017dfe2" style:font-weight-asian="bold" style:font-weight-complex="bold"/>
    </style:style>
    <style:style style:name="T16" style:family="text">
      <style:text-properties fo:font-weight="bold" officeooo:rsid="002aa6e0" style:font-weight-asian="bold" style:font-weight-complex="bold"/>
    </style:style>
    <style:style style:name="T17" style:family="text">
      <style:text-properties fo:font-size="20pt" style:text-underline-style="none" fo:font-weight="bold" officeooo:rsid="000626fe" style:font-size-asian="20pt" style:font-weight-asian="bold" style:font-size-complex="20pt" style:font-weight-complex="bold"/>
    </style:style>
    <style:style style:name="T18" style:family="text">
      <style:text-properties fo:font-size="20pt" style:text-underline-style="none" fo:font-weight="bold" officeooo:rsid="0008e44c" style:font-size-asian="20pt" style:font-weight-asian="bold" style:font-size-complex="20pt" style:font-weight-complex="bold"/>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fo:font-weight="bold" officeooo:rsid="001f6366" style:font-size-asian="14pt" style:font-weight-asian="bold" style:font-size-complex="14pt" style:font-weight-complex="bold"/>
    </style:style>
    <style:style style:name="T21" style:family="text">
      <style:text-properties fo:font-size="14pt" fo:font-weight="bold" officeooo:rsid="0020e858" style:font-size-asian="14pt" style:font-weight-asian="bold" style:font-size-complex="14pt" style:font-weight-complex="bold"/>
    </style:style>
    <style:style style:name="T22" style:family="text">
      <style:text-properties fo:font-size="14pt" officeooo:rsid="00214d37" style:font-size-asian="12.25pt" style:font-size-complex="14pt"/>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officeooo:rsid="000e60e2"/>
    </style:style>
    <style:style style:name="T25" style:family="text">
      <style:text-properties officeooo:rsid="000f91fd"/>
    </style:style>
    <style:style style:name="T26" style:family="text">
      <style:text-properties officeooo:rsid="00141020"/>
    </style:style>
    <style:style style:name="T27" style:family="text">
      <style:text-properties officeooo:rsid="00167839"/>
    </style:style>
    <style:style style:name="T28" style:family="text">
      <style:text-properties officeooo:rsid="0017dfe2"/>
    </style:style>
    <style:style style:name="T29" style:family="text">
      <style:text-properties officeooo:rsid="00197959"/>
    </style:style>
    <style:style style:name="T30" style:family="text">
      <style:text-properties officeooo:rsid="0019e60d"/>
    </style:style>
    <style:style style:name="T31" style:family="text">
      <style:text-properties officeooo:rsid="001b31da"/>
    </style:style>
    <style:style style:name="T32" style:family="text">
      <style:text-properties officeooo:rsid="001bb67b"/>
    </style:style>
    <style:style style:name="T33" style:family="text">
      <style:text-properties officeooo:rsid="001c5f11"/>
    </style:style>
    <style:style style:name="T34" style:family="text">
      <style:text-properties officeooo:rsid="001f6366"/>
    </style:style>
    <style:style style:name="T35" style:family="text">
      <style:text-properties officeooo:rsid="0020e858"/>
    </style:style>
    <style:style style:name="T36" style:family="text">
      <style:text-properties officeooo:rsid="00214d37"/>
    </style:style>
    <style:style style:name="T37" style:family="text">
      <style:text-properties officeooo:rsid="0022db3a"/>
    </style:style>
    <style:style style:name="T38" style:family="text">
      <style:text-properties fo:font-weight="normal" officeooo:rsid="0022db3a" style:font-weight-asian="normal" style:font-weight-complex="normal"/>
    </style:style>
    <style:style style:name="T39" style:family="text">
      <style:text-properties fo:font-weight="normal" officeooo:rsid="0022dbeb" style:font-weight-asian="normal" style:font-weight-complex="normal"/>
    </style:style>
    <style:style style:name="T40" style:family="text">
      <style:text-properties officeooo:rsid="0024e575"/>
    </style:style>
    <style:style style:name="T41" style:family="text">
      <style:text-properties officeooo:rsid="0008e44c"/>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officeooo:rsid="0008e44c"/>
    </style:style>
    <style:style style:name="T44" style:family="text">
      <style:text-properties officeooo:rsid="0025ba42"/>
    </style:style>
    <style:style style:name="T45" style:family="text">
      <style:text-properties officeooo:rsid="00266a85"/>
    </style:style>
    <style:style style:name="T46" style:family="text">
      <style:text-properties officeooo:rsid="002868ea"/>
    </style:style>
    <style:style style:name="T47" style:family="text">
      <style:text-properties officeooo:rsid="002a42c5"/>
    </style:style>
    <style:style style:name="T48" style:family="text">
      <style:text-properties fo:font-size="13pt" fo:font-weight="bold" officeooo:rsid="002aa6e0" style:font-size-asian="13pt" style:font-weight-asian="bold" style:font-size-complex="13pt" style:font-weight-complex="bold"/>
    </style:style>
    <style:style style:name="T49" style:family="text">
      <style:text-properties officeooo:rsid="002b2e0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Διπλωματική <text:span text:style-name="T41">(</text:span><text:span text:style-name="T42">Προβλήματα – ιδέες – τενχολογίες που χρησιμποποιήθηκαν </text:span><text:span text:style-name="T43">)</text:span></text:p>
      <text:p text:style-name="P31"/>
      <text:list xml:id="list4872202864760399734" text:style-name="L1">
        <text:list-item>
          <text:p text:style-name="P48"><text:span text:style-name="T18">2</text:span><text:span text:style-name="T17">6/4</text:span></text:p>
        </text:list-item>
      </text:list>
      <text:p text:style-name="P21"/>
      <text:p text:style-name="P1"><text:span text:style-name="T1">→ </text:span><text:span text:style-name="T4">Reminders</text:span><text:span text:style-name="T1"> : </text:span><text:span text:style-name="T10">Εγινε προσπάθεια τα reminders να μην αποθηκεύονται σε βάση δεδομένων , αλλά να θέτω ένα timeout και όταν το timeout έληγε να ασύγχρονα μέσω ενός handler να εκκινούσε μια διαδικασία που θα έστελνε στο χρήστη το notification.Η παραπάνω προσέγγιση όμως απο τυγχάνει σε περίπτωση που ο server πέσει , οπότε και χάνεται το reminder.</text:span></text:p>
      <text:p text:style-name="P2">Aρα θα χρησιμποιπηθεί long polling που κάθε ένα λεπτό θα ελέγχει αν υπάρχει notification και αν ναι μέσω websocket θα ενημερώνει τον χρήστη </text:p>
      <text:p text:style-name="P2"/>
      <text:p text:style-name="P2">→<text:span text:style-name="T2"> </text:span><text:span text:style-name="T6">Βluetooth</text:span><text:span text:style-name="T2"> :</text:span><text:span text:style-name="T9"> Για να αποφευχθεί συνεχόμενο polling απο την browser για την λήψη νέας μέτρησης πλέον όταν ο server λαμβάνει μέτρηση, θα στέλνει ασύγχρονα μέσω websocket την μέτρηση στον web browser</text:span></text:p>
      <text:p text:style-name="P21"/>
      <text:p text:style-name="P1"><text:span text:style-name="T1">→ </text:span><text:span text:style-name="T4">Web app</text:span><text:span text:style-name="T3"> </text:span><text:span text:style-name="T5">: </text:span><text:span text:style-name="T11">Μέχρι στιγμής η εφαρμογή μας αποτελούταν απο πολλές σελίδες στις οποίες ο χρήστης μπορούσε να ‘κινείται’.</text:span><text:span text:style-name="T12">Ομως :</text:span></text:p>
      <text:p text:style-name="P3"/>
      <text:p text:style-name="P4">(1) Δεν δινόταν στο χρήστη η ιδέα οτι πρόκειται για μια native εφαρμογή.</text:p>
      <text:p text:style-name="P4">(2) Αν ο χρήστης βρισκόταν σε μια τηλεφωνική κλήση , και άλλαζε σελίδα τότε η κλήση χανόταν.</text:p>
      <text:p text:style-name="P4">(3) Επειδή τα notifications λειτουργούν με websockets αν άλλαζε σελίδα η το socket έσπαγε , καθώς και θα έπρεπε o server να έστελνε notifications σε όλες τις σελίδες ώστε ο χρήστης σίγουρα να τα έβλεπε</text:p>
      <text:p text:style-name="P4"/>
      <text:p text:style-name="P4">Όλα αυτά μας οδήγησαν στο να κάνουμε την web εφαρμογή ώς single page ,ώστε να εξαφανιστούν τα παραπάνω προβλήματα</text:p>
      <text:p text:style-name="P23"/>
      <text:p text:style-name="P23"/>
      <text:p text:style-name="P1"><text:span text:style-name="T1">→</text:span><text:span text:style-name="T2"> </text:span><text:span text:style-name="T6">Front-end (UI) </text:span><text:span text:style-name="T7">: </text:span><text:span text:style-name="T13">To UI αποδείχθηκε αρκετά περίπλοκο για κάποιον που δεν είναι εξοικειωμένος με τους υπολογιστές οπότε αποφασίσαμε να το μετατρέψουμε σε ένα UI αρκετά πιο user – friendly για μεγαλύτερη διαύγεια.</text:span></text:p>
      <text:p text:style-name="P2"/>
      <text:p text:style-name="P20"/>
      <text:p text:style-name="P20"><text:soft-page-break/></text:p>
      <text:list xml:id="list5495122489990852675" text:style-name="L2">
        <text:list-item>
          <text:p text:style-name="P49">27/4</text:p>
        </text:list-item>
      </text:list>
      <text:p text:style-name="P22"/>
      <text:p text:style-name="P22">→<text:span text:style-name="T14"> UI/ frontend gui</text:span> : Σκέφτομαι να μην κάνω χρήση της βιβλιοθήκης jQuerry αλλά του framework<text:span text:style-name="T23"> AngularJS</text:span></text:p>
      <text:p text:style-name="P27">(*Aband<text:span text:style-name="T25">ο</text:span>ned , I will do this thing After I finish my author-authen*)</text:p>
      <text:p text:style-name="P27"/>
      <text:p text:style-name="P27"/>
      <text:p text:style-name="P24">→ Trying to implement Authentication – Authorization – User Management:</text:p>
      <text:p text:style-name="P24"/>
      <text:p text:style-name="P27">(1) oAuth2</text:p>
      <text:p text:style-name="P27">(2) Passport – bearer strategy</text:p>
      <text:p text:style-name="P27">(3) Need schema for user</text:p>
      <text:p text:style-name="P27">(4)</text:p>
      <text:p text:style-name="P27"/>
      <text:list xml:id="list24844837654969" text:continue-numbering="true" text:style-name="L2">
        <text:list-item>
          <text:p text:style-name="P50">2<text:span text:style-name="T24">8</text:span>/4</text:p>
        </text:list-item>
      </text:list>
      <text:p text:style-name="P28"/>
      <text:p text:style-name="P33">→<text:span text:style-name="T24"> Tι ακριβώς γλιτώνω με το access-token όσον αφορά την απόδοση(Αν ειναι απλά για να μην πληκτρολογεί συνέχεια κάτι ο χρήστης αποθήκευση τοπικά)</text:span></text:p>
      <text:p text:style-name="P33">→<text:span text:style-name="T24"> Ποιό το επίπεδο ασφάλειας λειτουργίας με tokens (Εχουν ημερομηνία λήξης,σίγουρα αυξημένη ασφάλεια)</text:span></text:p>
      <text:p text:style-name="P33">→<text:span text:style-name="T26"> Επίπεδο ασφάλειας κατα την αποθήκευση , πρόσβαση των credentials (username,password)</text:span></text:p>
      <text:p text:style-name="P34"/>
      <text:list xml:id="list24844032968888" text:continue-numbering="true" text:style-name="L2">
        <text:list-item>
          <text:p text:style-name="P51"><text:span text:style-name="T25">5</text:span>/<text:span text:style-name="T25">5</text:span></text:p>
        </text:list-item>
      </text:list>
      <text:p text:style-name="P6"/>
      <text:p text:style-name="P29"><text:span text:style-name="T25">- </text:span><text:span text:style-name="T8">tokens</text:span><text:span text:style-name="T25"> issues</text:span></text:p>
      <text:p text:style-name="P8">→ <text:s/>Τα παράγω εντελώς τυχαία και όχι ώς συνάρτηση των credentials(είναι ασφαλές ?? )(Valid for short period ?)</text:p>
      <text:p text:style-name="P5">→<text:span text:style-name="T25"> Do I need to make also refresh tokens ? </text:span></text:p>
      <text:p text:style-name="P30"/>
      <text:list xml:id="list24843647967493" text:continue-numbering="true" text:style-name="L2">
        <text:list-header>
          <text:p text:style-name="P52"/>
          <text:p text:style-name="P52"/>
          <text:p text:style-name="P52"><text:soft-page-break/></text:p>
          <text:p text:style-name="P52"/>
        </text:list-header>
        <text:list-item>
          <text:p text:style-name="P52"><text:span text:style-name="T27">7</text:span>/<text:span text:style-name="T25">5</text:span></text:p>
          <text:p text:style-name="P57"/>
          <text:p text:style-name="P57">Το είδος του oaut2orize πρωτοκόλλου που θα χρησιμοποιήσουμε ονομάζειται <text:span text:style-name="T14">Resource Owner <text:s/>Password </text:span><text:span text:style-name="T15">Flow</text:span></text:p>
        </text:list-item>
      </text:list>
      <text:p text:style-name="P16"/>
      <text:p text:style-name="P9"><text:span text:style-name="T14">→ </text:span>Στέλνουμε άμεσα το oauth2 server το username/token και κάνουμε μια αίτηση για έκδοση ενός token </text:p>
      <text:p text:style-name="P9">→<text:span text:style-name="T28"> Στο body του http αίτηματος μας πρέπει να συμπεριλάβουμε τα fields </text:span></text:p>
      <text:p text:style-name="P9"/>
      <text:p text:style-name="P10">(1) Username</text:p>
      <text:p text:style-name="P10">(2) Password</text:p>
      <text:p text:style-name="P10">(3) grant_type</text:p>
      <text:p text:style-name="P10"/>
      <text:list xml:id="list24844498650956" text:continue-numbering="true" text:style-name="L2">
        <text:list-item>
          <text:p text:style-name="P53"><text:span text:style-name="T29">10</text:span>/<text:span text:style-name="T25">5</text:span></text:p>
        </text:list-item>
      </text:list>
      <text:p text:style-name="P45"/>
      <text:p text:style-name="P39">→<text:span text:style-name="T29"> Callbacks,factory,Closures,and scopes !!</text:span></text:p>
      <text:p text:style-name="P39">→<text:span text:style-name="T29"> React for Raspberry front-end</text:span></text:p>
      <text:p text:style-name="P39">→<text:span text:style-name="T30"> User management ( We now need a lot of uses cases, requests,cancel request,accept,request,call friend)</text:span></text:p>
      <text:p text:style-name="P39">→<text:span text:style-name="T31"> SPA additional added logic </text:span></text:p>
      <text:p text:style-name="P44">→<text:span text:style-name="T37"> </text:span><text:span text:style-name="T38">Είναι SPA , oπότε αν αλλάζω ένα view τα δεδομένα δεν χάνονται , όχι πολλάπλα get/post χωρίς να χρειάζεται →</text:span><text:span text:style-name="T39"> Eλεγχος ύπαρξης </text:span></text:p>
      <text:p text:style-name="P19"/>
      <text:p text:style-name="P26">→ Use cases in User-management</text:p>
      <text:p text:style-name="P18"/>
      <text:p text:style-name="P43">Friend Request :</text:p>
      <text:p text:style-name="P43"/>
      <text:p text:style-name="P35">(1) Eχω ξαναστείλει request και είναι pending → Oχι αποστολή καινούριου</text:p>
      <text:p text:style-name="P35">(2) Ο αποστολέας ακυρώνει το request του → ενημέρωνω και τα δυο requests ως : rejected by sender</text:p>
      <text:p text:style-name="P35">(3) Ο παραλήπτης ακυρώνει το request του → ενημέρωνω και τα δυο requests ως : rejected by receiver</text:p>
      <text:p text:style-name="P35">(4)Ο παραλήπτης αποδέχεται το αίτημα φιλίας → </text:p>
      <text:p text:style-name="P35"><text:tab/>(1)Ενημέρωση και των requests ως accepted</text:p>
      <text:p text:style-name="P35"><text:tab/><text:tab/>(1.1) Ελεγχο για το scope της φιλίας <text:span text:style-name="T32">τους</text:span></text:p>
      <text:p text:style-name="P35"><text:tab/>(2)Προσθήκη φιλίας και στους δύο χρήστες</text:p>
      <text:p text:style-name="P35"><text:tab/>(3)Στέλνω ειδοποίηση στον αποστολέα οτι είναι πλέον φίλοι</text:p>
      <text:p text:style-name="P35"><text:soft-page-break/>(4) Αποστολή του ονόματος για την λίστα φίλων και των 2</text:p>
      <text:p text:style-name="P37">(* Κατασκεύη του notification *) </text:p>
      <text:p text:style-name="P40">(5) Κάνει request σε μη υπαρκτό χρήστη (Ισως αποφευχθεί αν του λέω ποιοί είναι διαθέσιμοι στην βάση μου) → Απόκριση οτι δεν υπάρχει ο χρήστης και ακύρωση του requests</text:p>
      <text:p text:style-name="P36"/>
      <text:p text:style-name="P43">Friends:</text:p>
      <text:p text:style-name="P35"/>
      <text:p text:style-name="P35"><text:span text:style-name="T33">(1)</text:span>Μπαίνει online :</text:p>
      <text:p text:style-name="P43"/>
      <text:p text:style-name="P35">→<text:span text:style-name="T32"> Βρίσκω στην βάση τους φίλους του</text:span></text:p>
      <text:p text:style-name="P35">→<text:span text:style-name="T32"> Στέλνω πίσω την λίστα</text:span></text:p>
      <text:p text:style-name="P35">→<text:span text:style-name="T32"> Ελέγχο στην λίστα των online χρηστών αν κάποιος είναι online και ενημέρωνω το state σε online , αλλιώς offline.</text:span></text:p>
      <text:p text:style-name="P35">→<text:span text:style-name="T32"> Πρέπει να βρώ ποιοί online χρήστες τον έχουν φίλο ώστε να αλλάξω την κατάσταση του σε online όπως φαίνεται στους υπολογιστές τους</text:span></text:p>
      <text:p text:style-name="P40"><text:tab/>*Συνολικά : 2 αναζήτηση στην βάση δεδομένων *</text:p>
      <text:p text:style-name="P35"/>
      <text:p text:style-name="P25"/>
      <text:p text:style-name="P25"/>
      <text:p text:style-name="P25">→ Eκρεμ<text:span text:style-name="T40">μ</text:span>ότητες : </text:p>
      <text:p text:style-name="P38"/>
      <text:p text:style-name="P38"><text:span text:style-name="T19">→ η εφαρμογή του χρήστη του raspberry</text:span> </text:p>
      <text:p text:style-name="P38"><text:tab/>→ SPA</text:p>
      <text:p text:style-name="P38"><text:tab/>→ Τα Charts πιο φιλικά (ontouch)</text:p>
      <text:p text:style-name="P38"><text:tab/>→ notifications( deamon πίσω στον server για έλεγχο)</text:p>
      <text:p text:style-name="P38"><text:tab/>→ Live show/αποθήκευση των λαμβανόμενων μετρήσεων </text:p>
      <text:p text:style-name="P38"><text:tab/>→ ( !! Combine WEBRTC στην εφαρμογή !! ) </text:p>
      <text:p text:style-name="P38"><text:tab/>→ Αν κάνω react έλεγχο αν το raspberry το έχει / αντέχει</text:p>
      <text:p text:style-name="P38"/>
      <text:p text:style-name="P47">→ Κατα την κλήση πρώτα να αποδεκτεί την κλήση , αναδυόμενο παράθυρο εντός της SPA &amp;&amp; έλεγχο κατάσταση κλήσης</text:p>
      <text:p text:style-name="P38"/>
      <text:p text:style-name="P38">→<text:span text:style-name="T34"> </text:span><text:span text:style-name="T20">Login / Logout</text:span><text:span text:style-name="T34"> → σβήσιμο της localWebstorage οταν κάνει logout + ενημέρωση των όσων online οτι πλέον να αλλάξουν το state σε offline</text:span></text:p>
      <text:p text:style-name="P38">→<text:span text:style-name="T35"> </text:span><text:span text:style-name="T21">Show requests</text:span><text:span text:style-name="T35"> : (1) Received (2) Sent </text:span></text:p>
      <text:p text:style-name="P41">Δυνατότητα ακύρωσης / αποδοχής → Easy Layout</text:p>
      <text:p text:style-name="P41"/>
      <text:p text:style-name="P42">→<text:span text:style-name="T36"> </text:span><text:span text:style-name="T22">Mετρήσεις : Πως η αποστολή ? Αποθήκευση των μετρήσεων online ? </text:span></text:p>
      <text:p text:style-name="P46"><text:tab/>Μόνο κατα <text:tab/>την διάρκεια της κλήσης → </text:p>
      <text:p text:style-name="P46">Ισως βοηθήσει το scope της φιλίας <text:s text:c="4"/>→ <text:s/>Frontend Αποθήκευση – Εμφάνιση </text:p>
      <text:list xml:id="list24844577139039" text:continue-numbering="true" text:style-name="L2">
        <text:list-item>
          <text:p text:style-name="P54"><text:soft-page-break/><text:span text:style-name="T45">29</text:span>/<text:span text:style-name="T25">5</text:span></text:p>
        </text:list-item>
      </text:list>
      <text:p text:style-name="P7"/>
      <text:p text:style-name="P7">→<text:span text:style-name="T44"> Ανάγνωση για χρήση του Git/GitHub</text:span></text:p>
      <text:p text:style-name="P7">→<text:span text:style-name="T44"> Oλοκλήρωση του Proxy Server (Τόσο όσο του πρωτοκόλλου HTTPS όσο και του Secure Websocket)</text:span></text:p>
      <text:p text:style-name="P7">→<text:span text:style-name="T44"> Θέμα με το Webrtc(Πολλαπλές φορές γίνεται το video-offer) μάλλον έχει να κάνει με την ΑngularJS.</text:span></text:p>
      <text:p text:style-name="P7">→<text:span text:style-name="T44"> Παίζει για localhost , όχι εκτός </text:span></text:p>
      <text:p text:style-name="P7">→<text:span text:style-name="T44"> Upload to git , and change File structure</text:span></text:p>
      <text:p text:style-name="P7"/>
      <text:list xml:id="list24845211574930" text:continue-numbering="true" text:style-name="L2">
        <text:list-item>
          <text:p text:style-name="P55"><text:span text:style-name="T45">29</text:span>/<text:span text:style-name="T25">5</text:span></text:p>
        </text:list-item>
      </text:list>
      <text:p text:style-name="P11">→<text:span text:style-name="T45"> Git Done</text:span></text:p>
      <text:p text:style-name="P11">→<text:span text:style-name="T45"> Proxy Server Done</text:span></text:p>
      <text:p text:style-name="P11">→<text:span text:style-name="T45"> Matter with Webrtc when not localhost</text:span></text:p>
      <text:p text:style-name="P11">→<text:span text:style-name="T45"> Passwords are now hashed before saved</text:span></text:p>
      <text:p text:style-name="P11">→<text:span text:style-name="T45"> I have began the uses cases needed to be resolved</text:span></text:p>
      <text:p text:style-name="P13"><text:span text:style-name="T46">DONE → </text:span><text:tab/> No friend requests after friendship has been made</text:p>
      <text:p text:style-name="P13"><text:span text:style-name="T46">DONE → </text:span><text:tab/>Cancel Request</text:p>
      <text:p text:style-name="P14">DONE → No friend Request if a request is pending towards you</text:p>
      <text:p text:style-name="P13"><text:span text:style-name="T46">STARTING → </text:span>(3)<text:tab/>Delete Friend<text:tab/> </text:p>
      <text:p text:style-name="P7"/>
      <text:list xml:id="list24844104710439" text:continue-numbering="true" text:style-name="L2">
        <text:list-item>
          <text:p text:style-name="P56"><text:span text:style-name="T45">2</text:span>/<text:span text:style-name="T47">6</text:span></text:p>
        </text:list-item>
      </text:list>
      <text:p text:style-name="P12">→<text:span text:style-name="T47"> WebRTC plays </text:span></text:p>
      <text:p text:style-name="P12"/>
      <text:p text:style-name="P17">Matters :</text:p>
      <text:p text:style-name="P17"/>
      <text:p text:style-name="P15">(1) Need to see why It sends many offers if not controlled</text:p>
      <text:p text:style-name="P15">(2) Use cases of video calls</text:p>
      <text:p text:style-name="P15"><text:tab/>→ If user is in middle of call can’t receive a call</text:p>
      <text:p text:style-name="P15"><text:tab/>→ If user is in middle of call can’t start <text:s/>a call</text:p>
      <text:p text:style-name="P15">(3) Websockets</text:p>
      <text:p text:style-name="P15"><text:tab/>→ Too complex code , simplify it</text:p>
      <text:p text:style-name="P15"><text:tab/>→ Sometimes users gets recognized , some times not </text:p>
      <text:p text:style-name="P15"><text:tab/><text:tab/>(Frontend or backend problem ??)</text:p>
      <text:p text:style-name="P15"><text:tab/>→ Integrate Raspberry App(React ??) <text:span text:style-name="T14">→</text:span><text:span text:style-name="T16"> </text:span><text:span text:style-name="T48">Need extra logic to the game</text:span></text:p>
      <text:p text:style-name="P15">(4) Allow Users to change password / Use<text:span text:style-name="T49">r</text:span>name maybe ?</text:p>
      <text:p text:style-name="P15">(5) Server is down when mistakes happen → How to fix this ?!</text:p>
      <text:p text:style-name="P59"><text:tab/>And exceptions/error occurs → Prevent them/Come thro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00:21:31.232721500</meta:creation-date>
    <dc:date>2017-06-02T02:48:43.485479803</dc:date>
    <meta:editing-duration>PT1H36M12S</meta:editing-duration>
    <meta:editing-cycles>37</meta:editing-cycles>
    <meta:generator>LibreOffice/5.1.6.2$Linux_X86_64 LibreOffice_project/10m0$Build-2</meta:generator>
    <meta:document-statistic meta:table-count="0" meta:image-count="0" meta:object-count="0" meta:page-count="5" meta:paragraph-count="111" meta:word-count="1078" meta:character-count="6228" meta:non-whitespace-character-count="5210"/>
  </office:meta>
</office:document-meta>
</file>